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8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7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0384" calcext:value-type="float">
            <text:p>40.4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0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796" calcext:value-type="float">
            <text:p>37.01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9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8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6088" calcext:value-type="float">
            <text:p>35.75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8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7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7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71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70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2472" calcext:value-type="float">
            <text:p>25.11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5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4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48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4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4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36802</text:p>
          </table:table-cell>
          <table:table-cell office:value-type="string" calcext:value-type="string">
            <text:p>193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